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8c87e" officeooo:paragraph-rsid="0018c87e"/>
    </style:style>
    <style:style style:name="P2" style:family="paragraph" style:parent-style-name="Standard">
      <style:paragraph-properties fo:line-height="100%">
        <style:tab-stops/>
      </style:paragraph-properties>
      <style:text-properties fo:font-style="italic" style:text-underline-style="solid" style:text-underline-width="auto" style:text-underline-color="font-color" fo:font-weight="bold" officeooo:rsid="001d84a1" officeooo:paragraph-rsid="001d84a1" fo:background-color="transparent" style:font-style-asian="italic" style:font-weight-asian="bold" style:font-style-complex="italic" style:font-weight-complex="bold"/>
    </style:style>
    <style:style style:name="P3" style:family="paragraph" style:parent-style-name="Standard">
      <style:paragraph-properties fo:line-height="100%">
        <style:tab-stops/>
      </style:paragraph-properties>
      <style:text-properties fo:font-style="italic" style:text-underline-style="solid" style:text-underline-width="auto" style:text-underline-color="font-color" fo:font-weight="bold" officeooo:rsid="001dea19" officeooo:paragraph-rsid="001dea19" fo:background-color="transparent" style:font-style-asian="italic" style:font-weight-asian="bold" style:font-style-complex="italic" style:font-weight-complex="bold"/>
    </style:style>
    <style:style style:name="P4" style:family="paragraph" style:parent-style-name="Standard">
      <style:text-properties fo:font-size="10pt" officeooo:rsid="0018c87e" officeooo:paragraph-rsid="0018c87e" style:font-size-asian="10pt" style:font-size-complex="10pt"/>
    </style:style>
    <style:style style:name="P5" style:family="paragraph" style:parent-style-name="Standard">
      <style:text-properties fo:font-size="10pt" officeooo:rsid="001a79b0" officeooo:paragraph-rsid="001a79b0" style:font-size-asian="10pt" style:font-size-complex="10pt"/>
    </style:style>
    <style:style style:name="P6" style:family="paragraph" style:parent-style-name="Standard">
      <style:paragraph-properties fo:line-height="150%">
        <style:tab-stops/>
      </style:paragraph-properties>
      <style:text-properties fo:font-size="10pt" officeooo:rsid="001a79b0" officeooo:paragraph-rsid="001a79b0" style:font-size-asian="10pt" style:font-size-complex="10pt"/>
    </style:style>
    <style:style style:name="P7" style:family="paragraph" style:parent-style-name="Standard">
      <style:paragraph-properties fo:line-height="100%">
        <style:tab-stops/>
      </style:paragraph-properties>
      <style:text-properties fo:font-size="10pt" officeooo:rsid="001a79b0" officeooo:paragraph-rsid="001a79b0" style:font-size-asian="10pt" style:font-size-complex="10pt"/>
    </style:style>
    <style:style style:name="P8" style:family="paragraph" style:parent-style-name="Standard">
      <style:paragraph-properties fo:line-height="100%">
        <style:tab-stops/>
      </style:paragraph-properties>
      <style:text-properties fo:font-size="10pt" officeooo:rsid="001bc22d" officeooo:paragraph-rsid="001bc22d" style:font-size-asian="10pt" style:font-size-complex="10pt"/>
    </style:style>
    <style:style style:name="P9" style:family="paragraph" style:parent-style-name="Standard">
      <style:text-properties fo:font-size="10pt" fo:font-style="italic" style:text-underline-style="solid" style:text-underline-width="auto" style:text-underline-color="font-color" fo:font-weight="bold" officeooo:rsid="001a79b0" officeooo:paragraph-rsid="001a79b0" style:font-size-asian="10pt" style:font-style-asian="italic" style:font-weight-asian="bold" style:font-size-complex="10pt" style:font-style-complex="italic" style:font-weight-complex="bold"/>
    </style:style>
    <style:style style:name="P10" style:family="paragraph" style:parent-style-name="Standard">
      <style:paragraph-properties fo:line-height="100%">
        <style:tab-stops/>
      </style:paragraph-properties>
      <style:text-properties fo:font-size="15pt" fo:font-style="italic" style:text-underline-style="solid" style:text-underline-width="auto" style:text-underline-color="font-color" fo:font-weight="bold" officeooo:rsid="001bc22d" officeooo:paragraph-rsid="001bc22d" fo:background-color="#ffff00" style:font-size-asian="15pt" style:font-style-asian="italic" style:font-weight-asian="bold" style:font-size-complex="15pt" style:font-style-complex="italic" style:font-weight-complex="bold"/>
    </style:style>
    <style:style style:name="P11" style:family="paragraph" style:parent-style-name="Standard">
      <style:paragraph-properties fo:margin-left="0cm" fo:margin-right="0cm" fo:line-height="150%" fo:text-indent="0cm" style:auto-text-indent="false">
        <style:tab-stops/>
      </style:paragraph-properties>
      <style:text-properties officeooo:rsid="001a79b0" officeooo:paragraph-rsid="001a79b0"/>
    </style:style>
    <style:style style:name="P12" style:family="paragraph" style:parent-style-name="Standard" style:list-style-name="L1">
      <style:text-properties fo:font-size="10pt" officeooo:rsid="0018c87e" officeooo:paragraph-rsid="0018c87e" fo:background-color="#ffff00" style:font-size-asian="10pt" style:font-size-complex="10pt"/>
    </style:style>
    <style:style style:name="P13" style:family="paragraph" style:parent-style-name="Standard" style:list-style-name="L3">
      <style:text-properties fo:font-size="10pt" officeooo:rsid="001a79b0" officeooo:paragraph-rsid="001a79b0" fo:background-color="#ffff00" style:font-size-asian="10pt" style:font-size-complex="10pt"/>
    </style:style>
    <style:style style:name="P14" style:family="paragraph" style:parent-style-name="Standard" style:list-style-name="L9">
      <style:paragraph-properties fo:line-height="100%">
        <style:tab-stops/>
      </style:paragraph-properties>
      <style:text-properties fo:font-size="10pt" officeooo:rsid="001bc22d" officeooo:paragraph-rsid="001bc22d" fo:background-color="#ffff00" style:font-size-asian="10pt" style:font-size-complex="10pt"/>
    </style:style>
    <style:style style:name="P15" style:family="paragraph" style:parent-style-name="Standard" style:list-style-name="L2">
      <style:text-properties fo:font-size="10pt" officeooo:rsid="001a79b0" officeooo:paragraph-rsid="001a79b0" style:font-size-asian="10pt" style:font-size-complex="10pt"/>
    </style:style>
    <style:style style:name="P16" style:family="paragraph" style:parent-style-name="Standard" style:list-style-name="L5">
      <style:paragraph-properties fo:line-height="150%">
        <style:tab-stops/>
      </style:paragraph-properties>
      <style:text-properties fo:font-size="10pt" officeooo:rsid="001a79b0" officeooo:paragraph-rsid="001a79b0" style:font-size-asian="10pt" style:font-size-complex="10pt"/>
    </style:style>
    <style:style style:name="P17" style:family="paragraph" style:parent-style-name="Standard" style:list-style-name="L6">
      <style:paragraph-properties fo:line-height="100%">
        <style:tab-stops/>
      </style:paragraph-properties>
      <style:text-properties fo:font-size="10pt" officeooo:rsid="001a79b0" officeooo:paragraph-rsid="001a79b0" style:font-size-asian="10pt" style:font-size-complex="10pt"/>
    </style:style>
    <style:style style:name="P18" style:family="paragraph" style:parent-style-name="Standard" style:list-style-name="L7">
      <style:paragraph-properties fo:line-height="100%">
        <style:tab-stops/>
      </style:paragraph-properties>
      <style:text-properties fo:font-size="10pt" officeooo:rsid="001bc22d" officeooo:paragraph-rsid="001bc22d" style:font-size-asian="10pt" style:font-size-complex="10pt"/>
    </style:style>
    <style:style style:name="P19" style:family="paragraph" style:parent-style-name="Standard" style:list-style-name="L9">
      <style:paragraph-properties fo:line-height="100%">
        <style:tab-stops/>
      </style:paragraph-properties>
      <style:text-properties fo:font-size="10pt" officeooo:rsid="001bc22d" officeooo:paragraph-rsid="001bc22d" style:font-size-asian="10pt" style:font-size-complex="10pt"/>
    </style:style>
    <style:style style:name="P20" style:family="paragraph" style:parent-style-name="Standard" style:list-style-name="L4">
      <style:text-properties fo:font-size="10pt" fo:font-style="italic" style:text-underline-style="solid" style:text-underline-width="auto" style:text-underline-color="font-color" fo:font-weight="bold" officeooo:rsid="001a79b0" officeooo:paragraph-rsid="001a79b0" style:font-size-asian="10pt" style:font-style-asian="italic" style:font-weight-asian="bold" style:font-size-complex="10pt" style:font-style-complex="italic" style:font-weight-complex="bold"/>
    </style:style>
    <style:style style:name="P21" style:family="paragraph" style:parent-style-name="Standard" style:list-style-name="L4">
      <style:text-properties fo:font-size="10pt" fo:font-style="normal" style:text-underline-style="none" fo:font-weight="normal" officeooo:rsid="001a79b0" officeooo:paragraph-rsid="001a79b0" style:font-size-asian="10pt" style:font-style-asian="normal" style:font-weight-asian="normal" style:font-size-complex="10pt" style:font-style-complex="normal" style:font-weight-complex="normal"/>
    </style:style>
    <style:style style:name="P22" style:family="paragraph" style:parent-style-name="Standard" style:list-style-name="L9">
      <style:paragraph-properties fo:line-height="100%">
        <style:tab-stops/>
      </style:paragraph-properties>
      <style:text-properties fo:font-size="10pt" officeooo:rsid="001bc22d" officeooo:paragraph-rsid="001bc22d" fo:background-color="#ff6666" style:font-size-asian="10pt" style:font-size-complex="10pt"/>
    </style:style>
    <style:style style:name="P23" style:family="paragraph" style:parent-style-name="Standard" style:list-style-name="L9">
      <style:paragraph-properties fo:line-height="100%">
        <style:tab-stops/>
      </style:paragraph-properties>
      <style:text-properties fo:font-size="10pt" officeooo:rsid="001bc22d" officeooo:paragraph-rsid="001bc22d" fo:background-color="#99ffff" style:font-size-asian="10pt" style:font-size-complex="10pt"/>
    </style:style>
    <style:style style:name="P24" style:family="paragraph" style:parent-style-name="Standard" style:list-style-name="L9">
      <style:paragraph-properties fo:line-height="100%">
        <style:tab-stops/>
      </style:paragraph-properties>
      <style:text-properties fo:font-size="10pt" officeooo:rsid="001bc22d" officeooo:paragraph-rsid="001bc22d" fo:background-color="#66ff66" style:font-size-asian="10pt" style:font-size-complex="10pt"/>
    </style:style>
    <style:style style:name="P25" style:family="paragraph" style:parent-style-name="Standard" style:list-style-name="L9">
      <style:paragraph-properties fo:line-height="100%">
        <style:tab-stops/>
      </style:paragraph-properties>
      <style:text-properties fo:font-size="10pt" officeooo:rsid="001bc22d" officeooo:paragraph-rsid="001d84a1" fo:background-color="#ccff00" style:font-size-asian="10pt" style:font-size-complex="10pt"/>
    </style:style>
    <style:style style:name="P26" style:family="paragraph" style:parent-style-name="Standard">
      <style:paragraph-properties fo:line-height="100%">
        <style:tab-stops/>
      </style:paragraph-properties>
      <style:text-properties fo:font-size="12pt" officeooo:rsid="001bc22d" officeooo:paragraph-rsid="001bc22d" style:font-size-asian="12pt" style:font-size-complex="12pt"/>
    </style:style>
    <style:style style:name="P27" style:family="paragraph" style:parent-style-name="Standard" style:list-style-name="L8">
      <style:paragraph-properties fo:line-height="100%">
        <style:tab-stops/>
      </style:paragraph-properties>
      <style:text-properties fo:font-size="12pt" officeooo:rsid="001bc22d" officeooo:paragraph-rsid="001bc22d" style:font-size-asian="12pt" style:font-size-complex="12pt"/>
    </style:style>
    <style:style style:name="P28" style:family="paragraph" style:parent-style-name="Standard">
      <style:paragraph-properties fo:line-height="100%">
        <style:tab-stops/>
      </style:paragraph-properties>
      <style:text-properties fo:font-size="12pt" fo:font-style="normal" style:text-underline-style="none" fo:font-weight="normal" officeooo:rsid="001d84a1" officeooo:paragraph-rsid="001d84a1"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00%">
        <style:tab-stops/>
      </style:paragraph-properties>
      <style:text-properties fo:font-size="12pt" fo:font-style="normal" style:text-underline-style="none" fo:font-weight="normal" officeooo:rsid="001dea19" officeooo:paragraph-rsid="001dea19"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00%">
        <style:tab-stops/>
      </style:paragraph-properties>
      <style:text-properties fo:font-size="12pt" fo:font-style="normal" style:text-underline-style="none" fo:font-weight="normal" officeooo:rsid="001eb56b" officeooo:paragraph-rsid="001eb56b" fo:background-color="transparent" style:font-size-asian="12pt" style:font-style-asian="normal" style:font-weight-asian="normal" style:font-size-complex="12pt" style:font-style-complex="normal" style:font-weight-complex="normal"/>
    </style:style>
    <style:style style:name="P31" style:family="paragraph" style:parent-style-name="Standard" style:list-style-name="L10">
      <style:paragraph-properties fo:line-height="100%">
        <style:tab-stops/>
      </style:paragraph-properties>
      <style:text-properties fo:font-size="12pt" fo:font-style="normal" style:text-underline-style="none" fo:font-weight="normal" officeooo:rsid="001eb56b" officeooo:paragraph-rsid="001eb56b" fo:background-color="transparent" style:font-size-asian="12pt" style:font-style-asian="normal" style:font-weight-asian="normal" style:font-size-complex="12pt" style:font-style-complex="normal" style:font-weight-complex="normal"/>
    </style:style>
    <style:style style:name="P32" style:family="paragraph" style:parent-style-name="Standard" style:list-style-name="L10">
      <style:paragraph-properties fo:line-height="150%">
        <style:tab-stops/>
      </style:paragraph-properties>
      <style:text-properties fo:font-size="12pt" fo:font-style="normal" style:text-underline-style="none" fo:font-weight="normal" officeooo:rsid="001eb56b" officeooo:paragraph-rsid="001eb56b" fo:background-color="#ffff00" style:font-size-asian="12pt" style:font-style-asian="normal" style:font-weight-asian="normal" style:font-size-complex="12pt" style:font-style-complex="normal" style:font-weight-complex="normal"/>
    </style:style>
    <style:style style:name="P33" style:family="paragraph" style:parent-style-name="Standard" style:list-style-name="L10">
      <style:paragraph-properties fo:line-height="150%">
        <style:tab-stops/>
      </style:paragraph-properties>
      <style:text-properties fo:font-size="12pt" fo:font-style="normal" style:text-underline-style="none" fo:font-weight="normal" officeooo:rsid="001eb56b" officeooo:paragraph-rsid="001eb56b" fo:background-color="#0000ff" style:font-size-asian="12pt" style:font-style-asian="normal" style:font-weight-asian="normal" style:font-size-complex="12pt" style:font-style-complex="normal" style:font-weight-complex="normal"/>
    </style:style>
    <style:style style:name="P34" style:family="paragraph" style:parent-style-name="Standard" style:list-style-name="L10">
      <style:paragraph-properties fo:line-height="150%">
        <style:tab-stops/>
      </style:paragraph-properties>
      <style:text-properties fo:font-size="12pt" fo:font-style="normal" style:text-underline-style="none" fo:font-weight="normal" officeooo:rsid="001eb56b" officeooo:paragraph-rsid="001eb56b" fo:background-color="#6600ff" style:font-size-asian="12pt" style:font-style-asian="normal" style:font-weight-asian="normal" style:font-size-complex="12pt" style:font-style-complex="normal" style:font-weight-complex="normal"/>
    </style:style>
    <style:style style:name="P35" style:family="paragraph" style:parent-style-name="Standard" style:list-style-name="L10">
      <style:paragraph-properties fo:line-height="150%">
        <style:tab-stops/>
      </style:paragraph-properties>
      <style:text-properties fo:font-size="12pt" fo:font-style="normal" style:text-underline-style="none" fo:font-weight="normal" officeooo:rsid="001eb56b" officeooo:paragraph-rsid="001eb56b" fo:background-color="#00ffff" style:font-size-asian="12pt" style:font-style-asian="normal" style:font-weight-asian="normal" style:font-size-complex="12pt" style:font-style-complex="normal" style:font-weight-complex="normal"/>
    </style:style>
    <style:style style:name="P36" style:family="paragraph" style:parent-style-name="Standard" style:list-style-name="L10">
      <style:paragraph-properties fo:line-height="150%">
        <style:tab-stops/>
      </style:paragraph-properties>
      <style:text-properties fo:font-size="12pt" fo:font-style="normal" style:text-underline-style="none" fo:font-weight="normal" officeooo:rsid="001eb56b" officeooo:paragraph-rsid="001eb56b" fo:background-color="#ff6666"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style:tab-stops/>
      </style:paragraph-properties>
      <style:text-properties fo:font-size="12pt" officeooo:rsid="001bc22d" officeooo:paragraph-rsid="001bc22d" fo:background-color="#ffff00" style:font-size-asian="12pt" style:font-size-complex="12pt"/>
    </style:style>
    <style:style style:name="P38" style:family="paragraph" style:parent-style-name="Standard" style:list-style-name="L5">
      <style:paragraph-properties fo:margin-left="1.401cm" fo:margin-right="0cm" fo:line-height="150%" fo:text-indent="-0.64cm" style:auto-text-indent="false">
        <style:tab-stops/>
      </style:paragraph-properties>
      <style:text-properties fo:font-size="10pt" officeooo:rsid="001a79b0" officeooo:paragraph-rsid="001a79b0" style:font-size-asian="10pt" style:font-size-complex="10pt"/>
    </style:style>
    <style:style style:name="P39" style:family="paragraph" style:parent-style-name="Standard" style:list-style-name="L5" style:master-page-name="">
      <loext:graphic-properties draw:fill="none"/>
      <style:paragraph-properties fo:margin-left="1.401cm" fo:margin-right="0cm" fo:line-height="150%" fo:text-indent="-0.64cm" style:auto-text-indent="false" style:page-number="auto" fo:background-color="transparent">
        <style:tab-stops/>
      </style:paragraph-properties>
      <style:text-properties fo:font-size="10pt" officeooo:rsid="001a79b0" officeooo:paragraph-rsid="001a79b0" style:font-size-asian="10pt" style:font-size-complex="10pt"/>
    </style:style>
    <style:style style:name="P40" style:family="paragraph" style:parent-style-name="Standard" style:list-style-name="L5">
      <style:paragraph-properties fo:margin-left="0cm" fo:margin-right="0cm" fo:line-height="100%" fo:text-indent="0cm" style:auto-text-indent="false">
        <style:tab-stops/>
      </style:paragraph-properties>
      <style:text-properties fo:font-size="10pt" officeooo:rsid="001a79b0" officeooo:paragraph-rsid="001a79b0" style:font-size-asian="10pt" style:font-size-complex="10pt"/>
    </style:style>
    <style:style style:name="T1" style:family="text">
      <style:text-properties fo:background-color="#ffff00" loext:char-shading-value="0"/>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ize="12pt" style:font-size-asian="12pt" style:font-size-complex="12pt"/>
    </style:style>
    <style:style style:name="T4" style:family="text">
      <style:text-properties fo:font-size="12pt" officeooo:rsid="001bc22d"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7" style:family="text">
      <style:text-properties fo:font-size="12pt" fo:font-style="italic" style:text-underline-style="solid" style:text-underline-width="auto" style:text-underline-color="font-color" fo:font-weight="bold" fo:background-color="#ffff00" loext:char-shading-value="0" style:font-size-asian="12pt" style:font-style-asian="italic" style:font-weight-asian="bold" style:font-size-complex="12pt" style:font-style-complex="italic" style:font-weight-complex="bold"/>
    </style:style>
    <style:style style:name="T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dea19" style:font-size-asian="12pt" style:font-style-asian="normal" style:font-weight-asian="normal" style:font-size-complex="12pt" style:font-style-complex="normal" style:font-weight-complex="normal"/>
    </style:style>
    <style:style style:name="T10" style:family="text">
      <style:text-properties fo:font-size="12pt" fo:background-color="#ffff00" loext:char-shading-value="0"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3.771cm" fo:text-indent="-0.635cm" fo:margin-left="3.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 Introduccion</text:p>
      <text:p text:style-name="P4"><text:tab/>Un aplicación informática se base en el proceso y tratamiento de informacion </text:p>
      <text:p text:style-name="P4"/>
      <text:p text:style-name="P4">Tratamiento informatico: se base en el tratamiento que se aplica a un conjunto de información. El tratamiento sigue el siguiente esquema.</text:p>
      <text:p text:style-name="P4"><text:tab/><text:tab/>Entradada –&gt; Proceso → Salida</text:p>
      <text:p text:style-name="P4"/>
      <text:p text:style-name="P4">Entrada Información a modificar <text:tab/><text:tab/>Proceo: Transformación que se le aplica a la entrada</text:p>
      <text:p text:style-name="P4">Salida: informacion modificada</text:p>
      <text:p text:style-name="P4">En el proceso de la informacion se realizan diversas operaciones de distinta complejidad</text:p>
      <text:list xml:id="list8045185428882184735" text:style-name="L1">
        <text:list-item>
          <text:p text:style-name="P12">Operaciones aritmeticas: +,x,-,/</text:p>
        </text:list-item>
        <text:list-item>
          <text:p text:style-name="P12">Operaciones relacionales: &lt;,&gt;,=, &lt;=</text:p>
        </text:list-item>
        <text:list-item>
          <text:p text:style-name="P12">control de flujo: condicionales, bucles</text:p>
        </text:list-item>
        <text:list-item>
          <text:p text:style-name="P12">Primitivas de entrada y salida</text:p>
        </text:list-item>
      </text:list>
      <text:p text:style-name="P4"/>
      <text:p text:style-name="P4">Según sea la combinacion de operaciones el proceso , la aplicación informatica sera mas compleja. La manera de especificar estas operaciones que componen un aplicación informatica es mediante el uso de lenguajes de programación </text:p>
      <text:p text:style-name="P4">1. Lenguajes de programación</text:p>
      <text:p text:style-name="P4"><text:tab/>Especifican el conjunto de operaciones que es posible realizar sobreun dispositivo informático. Los distintos tipos de lenguajes son :</text:p>
      <text:p text:style-name="P4"><text:tab/>-Lenguaje máquina: Está formado por 0 y 1 y determina el conjunto de instruucciones posibles que se puede realizar sobre un microprocesador concreto. Cada procesador contiene sus propias instrucciones.</text:p>
      <text:p text:style-name="P4"/>
      <text:p text:style-name="P4">Por ello los programas escritos en lenguaje máquina para un microprocesador concreto solo son valido para este entorno. Si queremos utilizar el mismo programa en otro procesado, hay que adaptar el programa al conjunto de instrucciones del nuevo microprocesador </text:p>
      <text:p text:style-name="P4"/>
      <text:p text:style-name="P5">Los programas escritos para un microprocesador no puede emplearse en otro entorno, por eso se dice que estetipo de lenguaje son NO PORTABLES</text:p>
      <text:list xml:id="list1049164513950080810" text:style-name="L2">
        <text:list-item>
          <text:p text:style-name="P15">Lenguaje ensamblador. Se pasa de 0 y 1 de lenguaje máquina a una sere de caracteres alfabéticos parecidos al lenguaje natural llamados nemónicos.</text:p>
          <text:list>
            <text:list-item>
              <text:list>
                <text:list-item>
                  <text:list>
                    <text:list-item>
                      <text:list>
                        <text:list-header>
                          <text:p text:style-name="P15">Leer → 1111-→ RAD</text:p>
                          <text:p text:style-name="P15">Sumar → 001101 → ADD</text:p>
                        </text:list-header>
                      </text:list>
                    </text:list-item>
                  </text:list>
                </text:list-item>
              </text:list>
            </text:list-item>
          </text:list>
        </text:list-item>
      </text:list>
      <text:p text:style-name="P5"/>
      <text:p text:style-name="P5">Se caracterizan por </text:p>
      <text:list xml:id="list6815789054622160528" text:style-name="L3">
        <text:list-item>
          <text:p text:style-name="P13">Los programas escritos son igual de largos que el lenguaje máquina</text:p>
        </text:list-item>
        <text:list-item>
          <text:p text:style-name="P13">Son facilmente revisables comparado con l.máquina</text:p>
        </text:list-item>
        <text:list-item>
          <text:p text:style-name="P13">Son propio de cada máquina y son NO PORTABLES</text:p>
        </text:list-item>
      </text:list>
      <text:p text:style-name="P5"><text:tab/><text:tab/><text:tab/>Ej: ADD(sumar) <text:s/>JMP(Salto), BNZ (Salto, condiciones) Move</text:p>
      <text:p text:style-name="P9"/>
      <text:p text:style-name="P9"/>
      <text:list xml:id="list8812161367831905581" text:style-name="L4">
        <text:list-item>
          <text:p text:style-name="P20">Lenguaje de alto nivel:<text:span text:style-name="T2"> Son independientes de la arquitectura del microprocesador en el que se ejecutan. Son compatibles entre distintos entornos de utilización. Los lenguajes de alto nivel se caracterizan por:</text:span></text:p>
          <text:list>
            <text:list-item>
              <text:list>
                <text:list-item>
                  <text:list>
                    <text:list-item>
                      <text:list>
                        <text:list-item>
                          <text:list>
                            <text:list-item>
                              <text:list>
                                <text:list-item>
                                  <text:p text:style-name="P21">Los programas escritos en estos tipos de lenguajes son más cortos que los programas escritos en lenguajes ensambladores o máquina</text:p>
                                  <text:list>
                                    <text:list-item>
                                      <text:list>
                                        <text:list-item>
                                          <text:p text:style-name="P21">Ej: C= Poner Hola <text:s text:c="10"/>peint (“ Hola)</text:p>
                                        </text:list-item>
                                      </text:list>
                                    </text:list-item>
                                  </text:list>
                                </text:list-item>
                                <text:list-item>
                                  <text:p text:style-name="P21">AL separarse del lenguaje máquina se necesita una herramienta externa que se encargue de realizar la traducción al lenguaje máquina. Este tipo de herramientas se denominan traductores.</text:p>
                                  <text:p text:style-name="P21"/>
                                </text:list-item>
                                <text:list-item>
                                  <text:p text:style-name="P21">Los programas en lenguajes de alto nivel son portables</text:p>
                                </text:list-item>
                              </text:list>
                            </text:list-item>
                          </text:list>
                        </text:list-item>
                      </text:list>
                    </text:list-item>
                  </text:list>
                </text:list-item>
              </text:list>
            </text:list-item>
          </text:list>
        </text:list-item>
      </text:list>
      <text:p text:style-name="P5"/>
      <text:p text:style-name="P5"/>
      <text:p text:style-name="P5"/>
      <text:p text:style-name="P5"/>
      <text:p text:style-name="P5"/>
      <text:p text:style-name="P5"/>
      <text:p text:style-name="P5"/>
      <text:p text:style-name="P5"/>
      <text:p text:style-name="P5"><text:soft-page-break/>1.3 Fases de elaboración de un programa</text:p>
      <text:p text:style-name="P5"><text:tab/><text:tab/>Analisis → Diseño → Codificación –&gt; Explotación → Mantenimiento</text:p>
      <text:p text:style-name="P5">1. Análisis : Se realiza la toma de datos del problema. Si el sistema se realzia sobre las necesidades de un cliente , será necesaria la toma de datos con los usuarios implicados para la especificación de procesos , requqerimientos …..</text:p>
      <text:p text:style-name="P5"><text:tab/>Como salida del analisis se obtiene </text:p>
      <text:p text:style-name="P5"><text:tab/><text:tab/><text:tab/>→ Especificación de requerimientos ( Que debe hacer el programa)</text:p>
      <text:p text:style-name="P5">2.Diseño: Se diseña el sistema con una cñodificacion lógica que porporciones soluciones concretas a los requerimientos detectados en la fase de análisis. Como salida de esta fase se generan diferentes diagramas:</text:p>
      <text:list xml:id="list5846620596711305948" text:style-name="L5">
        <text:list-item>
          <text:p text:style-name="P38"><text:span text:style-name="T1">Diagrama entidad relación:</text:span> Punto de vista de los datos.</text:p>
        </text:list-item>
        <text:list-item>
          <text:p text:style-name="P38"><text:span text:style-name="T1">Diagrama de flujo de datos:</text:span> Punto de vista de procesos y datos</text:p>
        </text:list-item>
        <text:list-item>
          <text:p text:style-name="P38"><text:span text:style-name="T1">Diagrama de despliegue:</text:span> Punto de vista de la infraestructura</text:p>
        </text:list-item>
        <text:list-item>
          <text:p text:style-name="P38"><text:span text:style-name="T1">Diagramas de acción :</text:span> Punto de vista de las instrucciones</text:p>
        </text:list-item>
        <text:list-item>
          <text:p text:style-name="P39"><text:span text:style-name="T1">UML:</text:span> Conjunto de diagramas, metodologia de diagramas diferentes de una aplicación </text:p>
        </text:list-item>
        <text:list-item>
          <text:p text:style-name="P38"><text:span text:style-name="T1">Diagramas que resuelven la aplicación:</text:span> <text:s/>Como se realiza el programa</text:p>
          <text:p text:style-name="P40"><text:span text:style-name="T3">3. </text:span><text:span text:style-name="T7">Codificación</text:span><text:span text:style-name="T3">: </text:span>Traducción a lenguaje de programación de los diseños generados previamente. También se incluyen las pruebas unitarias y de integración de la aplicación </text:p>
        </text:list-item>
        <text:list-item>
          <text:p text:style-name="P16">Programas escritos en lenguajes de programación que resuelven los diagramas planteados en el diseño </text:p>
        </text:list-item>
      </text:list>
      <text:p text:style-name="P6"><text:span text:style-name="T3">4.</text:span><text:span text:style-name="T7">Explotación</text:span><text:span text:style-name="T3">: </text:span>Implantación del sistema sobre el entorno de ejecución real. Adaptando los programas a pruebas de integración real , masivas de stress que comprueben el perfecto funcionamientos de la aplicación en el entorno de explotación definitivo .</text:p>
      <text:list xml:id="list4378084644226309530" text:style-name="L6">
        <text:list-item>
          <text:p text:style-name="P17">Programas escritos en lenguajes de programación que se encuentran ejecutándose en el entorno real.</text:p>
          <text:p text:style-name="P17"/>
        </text:list-item>
      </text:list>
      <text:p text:style-name="P7"><text:span text:style-name="T6">5.</text:span><text:span text:style-name="T7">Mantenimiento</text:span><text:span text:style-name="T6"> : </text:span>Pasada la fase de explotación comienza fase de vida útil de la aplicación. En esta fase se realizan, correciones y modificaciones a la aplicación como: mejoras adaptaciones y mantenimiento de la aplicación </text:p>
      <text:p text:style-name="P7"/>
      <text:list xml:id="list8351962379513173666" text:style-name="L7">
        <text:list-item>
          <text:p text:style-name="P18">Programa operativo en entorno real con mejoras y adaptaciones necesaria para alargar la vida útil del mismo</text:p>
        </text:list-item>
      </text:list>
      <text:p text:style-name="P8"/>
      <text:p text:style-name="P10">1.4 Traductores:</text:p>
      <text:p text:style-name="P26"><text:tab/>Aparecen por la necesidad de salvar el salto semantico entre el lenguaje máquina y los lenguajes de medio-alto nivel.</text:p>
      <text:p text:style-name="P26"><text:tab/>Existen 3 tipos de traductores principales :</text:p>
      <text:p text:style-name="P26"/>
      <text:p text:style-name="P8"><text:span text:style-name="T6">1. Ensamblador :</text:span><text:span text:style-name="T3"> Traduce cada instrucción de lenguaje ensamblador a lenguaje máquina. Este tipo de traductores suelen incorporar herramientas de ejecuión y seguimiento</text:span></text:p>
      <text:p text:style-name="P26"/>
      <text:p text:style-name="P26"/>
      <text:p text:style-name="P8"><text:span text:style-name="T6">2. Interprete : </text:span><text:span text:style-name="T3">Es un traductor que funciona del sigiente <text:s/>modo</text:span></text:p>
      <text:list xml:id="list8298718005221956628" text:style-name="L8">
        <text:list-item>
          <text:p text:style-name="P27">Traduce instrucción por instrucción de un lenguaje de alto nivel a <text:s/>lenguaje máquina.</text:p>
        </text:list-item>
        <text:list-item>
          <text:p text:style-name="P27">Ejecuta la instrucción traducida</text:p>
        </text:list-item>
      </text:list>
      <text:list xml:id="list753184939775328301" text:style-name="L9">
        <text:list-item>
          <text:p text:style-name="P19"><text:span text:style-name="T5">Ventajas/ Inconvenientes</text:span><text:span text:style-name="T3"> de los interpretes: </text:span></text:p>
          <text:list>
            <text:list-item>
              <text:list>
                <text:list-item>
                  <text:list>
                    <text:list-item>
                      <text:list>
                        <text:list-item>
                          <text:p text:style-name="P14">Rápidos de programar ya que la curva de aprendizaje es muy sueave</text:p>
                        </text:list-item>
                        <text:list-item>
                          <text:p text:style-name="P22">Los programas generados no estñan libres de errores.</text:p>
                        </text:list-item>
                        <text:list-item>
                          <text:p text:style-name="P23">Los errores se producen en el tiempo de ejecución</text:p>
                        </text:list-item>
                        <text:list-item>
                          <text:p text:style-name="P24">Son sencillo de interpretar ( intérprete)3</text:p>
                        </text:list-item>
                        <text:list-item>
                          <text:p text:style-name="P25"><text:soft-page-break/>Los programas resultantes siempre tienen que traducirse antes de ejecutarse en la mñaquina destino , ralentizando la ejecución del programa </text:p>
                        </text:list-item>
                      </text:list>
                    </text:list-item>
                  </text:list>
                </text:list-item>
              </text:list>
            </text:list-item>
          </text:list>
        </text:list-item>
      </text:list>
      <text:p text:style-name="P2"><text:span text:style-name="T4">3.</text:span><text:span text:style-name="T3">Compiladores:</text:span><text:span text:style-name="T8"> Un compiladorar traduce un prgrama completo de un lenguaje de alto nivel a lenguaje máquina . Una vez generado el programa en lenguaje máquina lo ejecuta.</text:span></text:p>
      <text:p text:style-name="P28">Para realizar este proceso sigue las siguientes <text:s/>instrucciones:</text:p>
      <text:p text:style-name="P2"><text:span text:style-name="T8"><text:tab/><text:tab/><text:tab/></text:span><text:span text:style-name="T9">Edición → Compilación → Linkado → <text:s/>Ejecución </text:span></text:p>
      <text:p text:style-name="P3"><text:span text:style-name="T10">Edición</text:span><text:span text:style-name="T8"> : Escritura del código fuente del programa</text:span></text:p>
      <text:p text:style-name="P29"><text:tab/><text:tab/>→ Programa fuente</text:p>
      <text:p text:style-name="P3"><text:span text:style-name="T10">Compilación:</text:span><text:span text:style-name="T8"> Traducción del programa fuente a programa objeto. Se comprueba que el programa este libre de errores </text:span></text:p>
      <text:p text:style-name="P29"><text:tab/><text:tab/>→ Programa objeto</text:p>
      <text:p text:style-name="P3"><text:span text:style-name="T10">Linkado:</text:span><text:span text:style-name="T8"> Union de diferentes programas objeto en un único ejecutable</text:span></text:p>
      <text:p text:style-name="P29"><text:tab/><text:tab/>→ Programa ejecutable</text:p>
      <text:p text:style-name="P3"><text:span text:style-name="T10">Ejecución:</text:span><text:span text:style-name="T8"> Ejecución del programa en entorno de pruebas y ejecución.</text:span></text:p>
      <text:p text:style-name="P29"/>
      <text:p text:style-name="P30">Ventajas/ Inconvenientes de compiladores:</text:p>
      <text:list xml:id="list2309036819107807413" text:style-name="L10">
        <text:list-item>
          <text:p text:style-name="P32">La curva de aprendizaje es mayor</text:p>
        </text:list-item>
        <text:list-item>
          <text:p text:style-name="P33">Los programas generados con un compilador están libres de errores sintacticos y semánticos ( 90% errores)</text:p>
        </text:list-item>
        <text:list-item>
          <text:p text:style-name="P34">Los errores pueden aparecer en la fase de ejecución sobre un programa ejecutable revisado y limpio de errores</text:p>
        </text:list-item>
        <text:list-item>
          <text:p text:style-name="P35">Los programas ejecutables son 10 veces más rapidos que los interpretados. (Ya que no necesitan traducción instantanea)</text:p>
        </text:list-item>
        <text:list-item>
          <text:p text:style-name="P36">La capacidad de depurar el programa fuente hasta conseguir una edición de errores es un proceso metódico que es muy diferente en compiladores o interpretes</text:p>
          <text:list>
            <text:list-item>
              <text:list>
                <text:list-item>
                  <text:list>
                    <text:list-item>
                      <text:list>
                        <text:list-header>
                          <text:p text:style-name="P31">Lenguajes compilados : C, C++, Java, Pascal , Visual Basic, C#, Fortran, ADA</text:p>
                        </text:list-header>
                      </text:list>
                    </text:list-item>
                  </text:list>
                </text:list-item>
              </text:list>
            </text:list-item>
          </text:list>
        </text:list-item>
      </text:list>
      <text:p text:style-name="P3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c87e" officeooo:paragraph-rsid="0018c87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ción a los lenguajes de programación <text:tab/><text:tab/>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7:02:26.283171388</meta:creation-date>
    <dc:date>2016-11-27T17:27:46.976955832</dc:date>
    <meta:editing-duration>PT34M21S</meta:editing-duration>
    <meta:editing-cycles>6</meta:editing-cycles>
    <meta:generator>LibreOffice/5.1.4.2$Linux_X86_64 LibreOffice_project/10m0$Build-2</meta:generator>
    <meta:document-statistic meta:table-count="0" meta:image-count="0" meta:object-count="0" meta:page-count="3" meta:paragraph-count="81" meta:word-count="1083" meta:character-count="6910" meta:non-whitespace-character-count="5889"/>
  </office:meta>
</office:document-meta>
</file>